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✅ Data loaded successfully.</text:p>
      <text:p text:style-name="Standard">✅ Data cleaned successfully.</text:p>
      <text:p text:style-name="Standard">✅ Indicators created successfully.</text:p>
      <text:p text:style-name="Standard">🧠 Using Claude 3.5 Sonnet for analysis...</text:p>
      <text:p text:style-name="Standard"/>
      <text:p text:style-name="Standard">=== ECONOMIC INSIGHT ===</text:p>
      <text:p text:style-name="Standard"/>
      <text:p text:style-name="Standard"># Economic Analysis: Current Account Trends and Policy Implications</text:p>
      <text:p text:style-name="Standard"/>
      <text:p text:style-name="Standard">## Executive Summary</text:p>
      <text:p text:style-name="Standard">This analysis covers 145 months (Jul 2013 - Sep 2025) of current account data, revealing a persistent and worsening trade deficit with critical implications for economic stability.</text:p>
      <text:p text:style-name="Standard"/>
      <text:p text:style-name="Standard">---</text:p>
      <text:p text:style-name="Standard"/>
      <text:p text:style-name="Standard">## Key Trends Identified</text:p>
      <text:p text:style-name="Standard"/>
      <text:p text:style-name="Standard">### 1. **Persistent Current Account Deficit**</text:p>
      <text:p text:style-name="Standard">- **Average monthly deficit: -$708 million**</text:p>
      <text:p text:style-name="Standard">- The current account has been in deficit for 138 out of 145 months (95% of the period)</text:p>
      <text:p text:style-name="Standard">- Only 7 months showed surpluses, indicating structural imbalances</text:p>
      <text:p text:style-name="Standard"/>
      <text:p text:style-name="Standard">### 2. **Deteriorating Trade Balance**</text:p>
      <text:p text:style-name="Standard">- **Trade deficit trend:**</text:p>
      <text:p text:style-name="Standard"><text:s text:c="2"/>- 2013-2014: Average -$1,464M/month</text:p>
      <text:p text:style-name="Standard"><text:s text:c="2"/>- 2017-2018: Average -$2,540M/month</text:p>
      <text:p text:style-name="Standard"><text:s text:c="2"/>- 2021-2022: Average -$3,311M/month</text:p>
      <text:p text:style-name="Standard"><text:s text:c="2"/>- **The deficit has more than doubled over the decade**</text:p>
      <text:p text:style-name="Standard"/>
      <text:p text:style-name="Standard">### 3. **Export Performance**</text:p>
      <text:p text:style-name="Standard">- Exports grew modestly from ~$2,000M (2013) to ~$2,600M (2023-2024)</text:p>
      <text:p text:style-name="Standard">- **Growth rate: ~30% over 10 years (~2.6% annually)**</text:p>
      <text:p text:style-name="Standard">- Export performance is sluggish and insufficient to offset import growth</text:p>
      <text:p text:style-name="Standard"/>
      <text:p text:style-name="Standard">### 4. **Import Surge**</text:p>
      <text:p text:style-name="Standard">- Imports exploded from ~$3,500M (2013) to ~$5,000M+ (2022-2024)</text:p>
      <text:p text:style-name="Standard">- **Growth rate: ~43% over 10 years**</text:p>
      <text:p text:style-name="Standard">- Import growth significantly outpaces export growth (43% vs 30%)</text:p>
      <text:p text:style-name="Standard"/>
      <text:p text:style-name="Standard">### 5. **COVID-19 Impact (2020)**</text:p>
      <text:p text:style-name="Standard">- Temporary improvement during Apr-May 2020</text:p>
      <text:p text:style-name="Standard">- Both exports and imports contracted, but the deficit narrowed</text:p>
      <text:p text:style-name="Standard">- Quick return to deficit trends post-pandemic</text:p>
      <text:p text:style-name="Standard"/>
      <text:p text:style-name="Standard">### 6. **Official Transfers Matter**</text:p>
      <text:p text:style-name="Standard">- Official transfers provide $20-80M monthly support</text:p>
      <text:p text:style-name="Standard">- Without these transfers, the deficit would be 5-10% larger</text:p>
      <text:p text:style-name="Standard">- Indicates dependency on external financial assistance</text:p>
      <text:p text:style-name="Standard"/>
      <text:p text:style-name="Standard"><text:soft-page-break/>---</text:p>
      <text:p text:style-name="Standard"/>
      <text:p text:style-name="Standard">## Critical Risk Assessment</text:p>
      <text:p text:style-name="Standard"/>
      <text:p text:style-name="Standard">### **HIGH RISK Areas:**</text:p>
      <text:p text:style-name="Standard"/>
      <text:p text:style-name="Standard">#### 1. **Unsustainable Import Dependency** ⚠️</text:p>
      <text:p text:style-name="Standard">- Import-to-export ratio reached 2:1 in recent periods</text:p>
      <text:p text:style-name="Standard">- Suggests weak domestic production capacity</text:p>
      <text:p text:style-name="Standard">- High vulnerability to external shocks (currency fluctuations, supply chain disruptions)</text:p>
      <text:p text:style-name="Standard"/>
      <text:p text:style-name="Standard">#### 2. **Foreign Exchange Reserve Pressure** ⚠️</text:p>
      <text:p text:style-name="Standard">- Persistent deficits drain forex reserves</text:p>
      <text:p text:style-name="Standard">- Risk of currency depreciation</text:p>
      <text:p text:style-name="Standard">- Potential for balance of payments crisis if trend continu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9:48:15.618181802</meta:creation-date>
    <dc:date>2025-11-07T19:49:07.412432651</dc:date>
    <meta:editing-duration>PT54S</meta:editing-duration>
    <meta:editing-cycles>1</meta:editing-cycles>
    <meta:document-statistic meta:table-count="0" meta:image-count="0" meta:object-count="0" meta:page-count="2" meta:paragraph-count="47" meta:word-count="326" meta:character-count="2190" meta:non-whitespace-character-count="1903"/>
    <meta:generator>LibreOffice/24.2.7.2$Linux_X86_64 LibreOffice_project/420$Build-2</meta:generator>
  </office:meta>
</office:document-meta>
</file>